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c0c0" draw:fill-gradient-name="Gradient_20_1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cm" fo:min-width="1.867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cm" fo:min-width="1.867cm"/>
    </style:style>
    <style:style style:name="gr7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2cm" fo:min-width="3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1cm" fo:min-width="3.5cm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svg:stroke-width="0.05cm" draw:marker-start-width="0.39cm" draw:marker-end-width="0.39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3cm" fo:min-width="1.8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1.867cm"/>
    </style:style>
    <style:style style:name="gr14" style:family="graphic" style:parent-style-name="standard">
      <style:graphic-properties svg:stroke-color="#ff0000" draw:marker-end="Arrow" draw:marker-end-width="0.2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4cm" fo:min-width="3.5cm"/>
    </style:style>
    <style:style style:name="gr16" style:family="graphic" style:parent-style-name="standard">
      <style:graphic-properties draw:stroke="dash" draw:stroke-dash="Ultrafine_20_Dashed" svg:stroke-color="#000000" draw:textarea-horizontal-align="center" draw:textarea-vertical-align="middle"/>
    </style:style>
    <style:style style:name="gr17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2cm" fo:min-width="1.8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1.8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9cm" fo:min-width="1.86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1.867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3" style:family="graphic" style:parent-style-name="standard">
      <style:graphic-properties svg:stroke-color="#ff0000" draw:marker-end="" draw:marker-end-width="0.3cm" draw:textarea-horizontal-align="center" draw:textarea-vertical-align="middle"/>
    </style:style>
    <style:style style:name="gr24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25" style:family="graphic" style:parent-style-name="standard">
      <style:graphic-properties svg:stroke-color="#ff0000" draw:fill-color="#e6ff00" draw:textarea-horizontal-align="justify" draw:textarea-vertical-align="middle" draw:auto-grow-height="false"/>
    </style:style>
    <style:style style:name="gr26" style:family="graphic" style:parent-style-name="standard">
      <style:graphic-properties draw:stroke="dash" draw:stroke-dash="Ultrafine_20_Dashed" svg:stroke-width="0.05cm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6cm" fo:min-width="1.867cm"/>
    </style:style>
    <style:style style:name="gr29" style:family="graphic" style:parent-style-name="standard">
      <style:graphic-properties svg:stroke-color="#ff0000" draw:textarea-horizontal-align="center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6cm" fo:min-width="1.867cm"/>
    </style:style>
    <style:style style:name="gr31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paragraph-properties fo:margin-left="0.45cm" fo:margin-right="0cm" fo:text-align="center" fo:text-indent="0cm"/>
      <style:text-properties fo:font-size="11pt" style:font-size-asian="11pt" style:font-size-complex="11p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margin-left="0cm" fo:margin-right="0.529cm" fo:text-align="center" fo:text-indent="0cm"/>
      <style:text-properties fo:font-size="11pt" style:font-size-asian="11pt" style:font-size-complex="11pt"/>
    </style:style>
    <style:style style:name="P10" style:family="paragraph">
      <style:paragraph-properties fo:text-align="start"/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cm" svg:height="1.5cm" svg:x="1.5cm" svg:y="2.5cm">
          <text:p text:style-name="P1"><text:span text:style-name="T1">Peer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6.2cm" svg:y="2.5cm">
          <text:p text:style-name="P1"><text:span text:style-name="T1">Peer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742cm" svg:height="12.509cm" draw:transform="rotate (1.57725404502698) translate (3.295cm 3.638cm)">
          <text:p/>
          <draw:enhanced-geometry svg:viewBox="0 0 88 21600" draw:mirror-horizontal="false" draw:mirror-vertical="false" draw:glue-points="44 ?f6 44 0 0 10800 44 21600 88 10800" draw:text-areas="0 ?f6 88 ?f3" draw:type="can" draw:modifiers="527.22425858047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layer="layout" svg:width="5.5cm" svg:height="0.97cm" svg:x="7cm" svg:y="2.8cm">
          <draw:text-box>
            <text:p><text:span text:style-name="T2">ApplicationChannel</text:span></text:p>
          </draw:text-box>
        </draw:frame>
        <draw:custom-shape draw:style-name="gr4" draw:text-style-name="P3" draw:layer="layout" svg:width="5.5cm" svg:height="0.5cm" svg:x="3.9cm" svg:y="7.5cm">
          <text:p text:style-name="P3"><text:span text:style-name="T3">Protobuf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5cm" svg:height="0.5cm" svg:x="9.7cm" svg:y="7.5cm">
          <text:p text:style-name="P3"><text:span text:style-name="T3">Protobuf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5cm" svg:height="0.5cm" svg:x="3.9cm" svg:y="6.8cm">
          <text:p text:style-name="P3"><text:span text:style-name="T3">UnreliableServic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5cm" svg:height="0.5cm" svg:x="3.9cm" svg:y="6.1cm">
          <text:p text:style-name="P3"><text:span text:style-name="T3">ReliableServic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2.5cm" svg:height="3cm" svg:x="3.3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4" draw:layer="layout" svg:width="6.4cm" svg:height="0.87cm" svg:x="6.2cm" svg:y="4.601cm">
          <draw:text-box>
            <text:p text:style-name="P4"><text:span text:style-name="T4">ApplicationChannelPipeline</text:span></text:p>
          </draw:text-box>
        </draw:frame>
        <draw:line draw:style-name="gr7" draw:text-style-name="P1" draw:layer="layout" svg:x1="15.5cm" svg:y1="4.3cm" svg:x2="15.5cm" svg:y2="8.3cm">
          <text:p/>
        </draw:line>
        <draw:line draw:style-name="gr7" draw:text-style-name="P1" draw:layer="layout" svg:x1="3.6cm" svg:y1="8.2cm" svg:x2="3.6cm" svg:y2="4.2cm">
          <text:p/>
        </draw:line>
        <draw:frame draw:style-name="gr8" draw:text-style-name="P5" draw:layer="layout" svg:width="3.238cm" svg:height="0.772cm" svg:x="12.962cm" svg:y="4.626cm">
          <draw:text-box>
            <text:p text:style-name="P5"><text:span text:style-name="T3">Downstream</text:span></text:p>
          </draw:text-box>
        </draw:frame>
        <draw:frame draw:style-name="gr9" draw:text-style-name="P5" draw:layer="layout" svg:width="2.3cm" svg:height="0.771cm" svg:x="3.5cm" svg:y="4.646cm">
          <draw:text-box>
            <text:p text:style-name="P5"><text:span text:style-name="T3">Upstream</text:span></text:p>
          </draw:text-box>
        </draw:frame>
        <draw:line draw:style-name="gr10" draw:text-style-name="P1" draw:layer="layout" svg:x1="15.8cm" svg:y1="4cm" svg:x2="15.8cm" svg:y2="5cm">
          <text:p/>
        </draw:line>
        <draw:line draw:style-name="gr10" draw:text-style-name="P1" draw:layer="layout" svg:x1="3.3cm" svg:y1="4cm" svg:x2="3.3cm" svg:y2="5cm">
          <text:p/>
        </draw:line>
        <draw:line draw:style-name="gr10" draw:text-style-name="P1" draw:layer="layout" svg:x1="6.7cm" svg:y1="5.454cm" svg:x2="6.7cm" svg:y2="5.954cm">
          <text:p/>
        </draw:line>
        <draw:custom-shape draw:style-name="gr4" draw:text-style-name="P3" draw:layer="layout" svg:width="5.5cm" svg:height="0.5cm" svg:x="9.7cm" svg:y="6.1cm">
          <text:p text:style-name="P3"><text:span text:style-name="T3">ReliableServic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5.5cm" svg:height="0.5cm" svg:x="9.7cm" svg:y="6.8cm">
          <text:p text:style-name="P3"><text:span text:style-name="T3">UnreliableServic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12.7cm" svg:y1="5.454cm" svg:x2="12.7cm" svg:y2="5.954cm">
          <text:p/>
        </draw:line>
        <draw:line draw:style-name="gr11" draw:text-style-name="P1" draw:layer="layout" svg:x1="9.56cm" svg:y1="5.32cm" svg:x2="9.56cm" svg:y2="8.32cm">
          <text:p/>
        </draw:line>
        <draw:line draw:style-name="gr7" draw:text-style-name="P1" draw:layer="layout" svg:x1="15.5cm" svg:y1="8.6cm" svg:x2="3.5cm" svg:y2="8.6cm">
          <text:p/>
        </draw:line>
      </draw:page>
      <draw:page draw:name="page2" draw:style-name="dp1" draw:master-page-name="Default">
        <draw:custom-shape draw:style-name="gr4" draw:text-style-name="P3" draw:layer="layout" svg:width="4.66cm" svg:height="0.42cm" svg:x="9.259cm" svg:y="11.487cm">
          <text:p text:style-name="P3"><text:span text:style-name="T3">SRSRServic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0.629cm" svg:height="12.872cm" draw:transform="rotate (1.57725404502698) translate (3.631cm 3.465cm)">
          <text:p/>
          <draw:enhanced-geometry svg:viewBox="0 0 88 21600" draw:mirror-horizontal="false" draw:mirror-vertical="false" draw:glue-points="44 ?f6 44 0 0 10800 44 21600 88 10800" draw:text-areas="0 ?f6 88 ?f3" draw:type="can" draw:modifiers="527.22425858047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2" draw:layer="layout" svg:width="5.235cm" svg:height="0.823cm" svg:x="6.5cm" svg:y="2.754cm">
          <draw:text-box>
            <text:p><text:span text:style-name="T2">ApplicationChannel</text:span></text:p>
          </draw:text-box>
        </draw:frame>
        <draw:custom-shape draw:style-name="gr4" draw:text-style-name="P3" draw:id="id4" draw:layer="layout" svg:width="4.66cm" svg:height="0.85cm" svg:x="3.928cm" svg:y="5.591cm">
          <text:p text:style-name="P6"><text:span text:style-name="T3">ReliableServic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0.598cm" svg:height="3.137cm" svg:x="3.635cm" svg:y="4.8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6.5cm" svg:height="0.776cm" svg:x="6cm" svg:y="4.097cm">
          <draw:text-box>
            <text:p text:style-name="P4"><text:span text:style-name="T4">ApplicationChannelPipeline</text:span></text:p>
          </draw:text-box>
        </draw:frame>
        <draw:line draw:style-name="gr14" draw:text-style-name="P1" draw:layer="layout" svg:x1="3.8cm" svg:y1="8.29cm" svg:x2="3.8cm" svg:y2="4.95cm">
          <text:p/>
        </draw:line>
        <draw:frame draw:style-name="gr15" draw:text-style-name="P5" draw:layer="layout" svg:width="2.465cm" svg:height="0.7cm" svg:x="3.735cm" svg:y="4.904cm">
          <draw:text-box>
            <text:p text:style-name="P5"><text:span text:style-name="T3">Upstream</text:span></text:p>
          </draw:text-box>
        </draw:frame>
        <draw:line draw:style-name="gr16" draw:text-style-name="P1" draw:layer="layout" svg:x1="14.233cm" svg:y1="3.772cm" svg:x2="14.233cm" svg:y2="4.62cm">
          <text:p/>
        </draw:line>
        <draw:line draw:style-name="gr10" draw:text-style-name="P1" draw:layer="layout" svg:x1="3.635cm" svg:y1="3.772cm" svg:x2="3.635cm" svg:y2="4.62cm">
          <text:p/>
        </draw:line>
        <draw:custom-shape draw:style-name="gr17" draw:text-style-name="P1" draw:id="id2" draw:layer="layout" svg:width="0.629cm" svg:height="10.605cm" draw:transform="rotate (1.57725404502698) translate (3.546cm 9.908cm)">
          <text:p/>
          <draw:enhanced-geometry svg:viewBox="0 0 88 21600" draw:mirror-horizontal="false" draw:mirror-vertical="false" draw:glue-points="44 ?f6 44 0 0 10800 44 21600 88 10800" draw:text-areas="0 ?f6 88 ?f3" draw:type="can" draw:modifiers="527.22425858047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8" draw:text-style-name="P7" draw:layer="layout" svg:width="8.478cm" svg:height="0.822cm" svg:x="5.022cm" svg:y="9.178cm">
          <draw:text-box>
            <text:p><text:span text:style-name="T1">SingleRequestSingleResponseChannel</text:span></text:p>
          </draw:text-box>
        </draw:frame>
        <draw:custom-shape draw:style-name="gr5" draw:text-style-name="P1" draw:id="id6" draw:layer="layout" svg:width="10.598cm" svg:height="0.763cm" svg:x="3.55cm" svg:y="11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4" draw:layer="layout" svg:width="10.5cm" svg:height="0.776cm" svg:x="3.8cm" svg:y="10.64cm">
          <draw:text-box>
            <text:p text:style-name="P4"><text:span text:style-name="T4">SingleRequestSingleResponseChannelPipeline</text:span></text:p>
          </draw:text-box>
        </draw:frame>
        <draw:line draw:style-name="gr16" draw:text-style-name="P1" draw:layer="layout" svg:x1="14.148cm" svg:y1="10.215cm" svg:x2="14.148cm" svg:y2="11.063cm">
          <text:p/>
        </draw:line>
        <draw:line draw:style-name="gr10" draw:text-style-name="P1" draw:layer="layout" svg:x1="3.55cm" svg:y1="10.215cm" svg:x2="3.55cm" svg:y2="11.063cm">
          <text:p/>
        </draw:line>
        <draw:custom-shape draw:style-name="gr4" draw:text-style-name="P3" draw:layer="layout" svg:width="4.66cm" svg:height="0.42cm" svg:x="3.859cm" svg:y="11.487cm">
          <text:p text:style-name="P3"><text:span text:style-name="T3">SRSRServic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id="id3" draw:layer="layout" svg:width="0.619cm" svg:height="10.436cm" draw:transform="rotate (1.57725404502698) translate (3.59cm 22.199cm)">
          <text:p/>
          <draw:enhanced-geometry svg:viewBox="0 0 88 21600" draw:mirror-horizontal="false" draw:mirror-vertical="false" draw:glue-points="44 ?f6 44 0 0 10800 44 21600 88 10800" draw:text-areas="0 ?f6 88 ?f3" draw:type="can" draw:modifiers="527.22425858047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0" draw:text-style-name="P7" draw:layer="layout" svg:width="5.163cm" svg:height="0.809cm" svg:x="6.598cm" svg:y="21.5cm">
          <draw:text-box>
            <text:p><text:span text:style-name="T1">MultiResponseChannel</text:span></text:p>
          </draw:text-box>
        </draw:frame>
        <draw:custom-shape draw:style-name="gr5" draw:text-style-name="P1" draw:layer="layout" svg:width="10.429cm" svg:height="1.334cm" svg:x="3.594cm" svg:y="23.586cm">
          <text:p/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6.9cm" svg:height="0.776cm" svg:x="5.5cm" svg:y="22.919cm">
          <draw:text-box>
            <text:p text:style-name="P4"><text:span text:style-name="T4">MultiResponseChannelPipeline</text:span></text:p>
          </draw:text-box>
        </draw:frame>
        <draw:line draw:style-name="gr16" draw:text-style-name="P1" draw:layer="layout" svg:x1="14.023cm" svg:y1="22.501cm" svg:x2="14.023cm" svg:y2="23.335cm">
          <text:p/>
        </draw:line>
        <draw:line draw:style-name="gr16" draw:text-style-name="P1" draw:layer="layout" svg:x1="3.594cm" svg:y1="22.501cm" svg:x2="3.594cm" svg:y2="23.335cm">
          <text:p/>
        </draw:line>
        <draw:custom-shape draw:style-name="gr4" draw:text-style-name="P3" draw:layer="layout" svg:width="9.427cm" svg:height="0.418cm" svg:x="4.095cm" svg:y="24.336cm">
          <text:p text:style-name="P3"><text:span text:style-name="T3">SingleRequestMultiResponseServiceHandl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427cm" svg:height="0.418cm" svg:x="4.095cm" svg:y="23.752cm">
          <text:p text:style-name="P3"><text:span text:style-name="T3">MultiRequestMultiResponseServiceHandle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888cm" svg:y1="6.016cm" svg:x2="14.151cm" svg:y2="9.559cm" draw:start-shape="id1" draw:start-glue-point="1" draw:end-shape="id2" draw:end-glue-point="8" svg:d="m13888 6016h762v3543h-499">
          <text:p/>
        </draw:connector>
        <draw:connector draw:style-name="gr7" draw:text-style-name="P1" draw:layer="layout" svg:x1="3.586cm" svg:y1="21.855cm" svg:x2="3.586cm" svg:y2="21.855cm" draw:start-shape="id3" draw:start-glue-point="6" draw:end-shape="id3" draw:end-glue-point="6" svg:d="m3586 21855">
          <text:p/>
        </draw:connector>
        <draw:custom-shape draw:style-name="gr22" draw:text-style-name="P3" draw:id="id7" draw:layer="layout" svg:width="2.596cm" svg:height="0.423cm" svg:x="15.004cm" svg:y="5.807cm">
          <text:p text:style-name="P3"><text:span text:style-name="T3">ChannelS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1" draw:layer="layout" svg:x1="3.928cm" svg:y1="6.016cm" svg:x2="2.533cm" svg:y2="11.402cm" draw:start-shape="id4" draw:start-glue-point="3" draw:end-shape="id5" draw:end-glue-point="3" svg:d="m3928 6016h-1395v5386">
          <text:p/>
        </draw:connector>
        <draw:line draw:style-name="gr10" draw:text-style-name="P1" draw:layer="layout" svg:x1="3.928cm" svg:y1="6.424cm" svg:x2="3.928cm" svg:y2="7.102cm">
          <text:p/>
        </draw:line>
        <draw:connector draw:style-name="gr7" draw:text-style-name="P1" draw:layer="layout" svg:x1="14.148cm" svg:y1="11.698cm" svg:x2="16.302cm" svg:y2="6.23cm" draw:start-shape="id6" draw:start-glue-point="1" draw:end-shape="id7" draw:end-glue-point="2" svg:d="m14148 11698h2154v-5468">
          <text:p/>
        </draw:connector>
        <draw:custom-shape draw:style-name="gr24" draw:text-style-name="P8" draw:layer="layout" svg:width="0.424cm" svg:height="0.424cm" svg:x="13.4cm" svg:y="5.761cm">
          <text:p text:style-name="P1"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0.424cm" svg:height="0.424cm" svg:x="14.717cm" svg:y="9.343cm">
          <text:p text:style-name="P1"><text:span text:style-name="T5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424cm" svg:height="0.424cm" svg:x="13.53cm" svg:y="11.487cm">
          <text:p text:style-name="P1"><text:span text:style-name="T5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0.424cm" svg:height="0.424cm" svg:x="16.522cm" svg:y="6.315cm">
          <text:p text:style-name="P1"><text:span text:style-name="T5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663cm" svg:height="0.424cm" svg:x="3.928cm" svg:y="7.502cm">
          <text:p text:style-name="P3"><text:span text:style-name="T3">Protobuf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.663cm" svg:height="0.424cm" svg:x="9.246cm" svg:y="7.502cm">
          <text:p text:style-name="P3"><text:span text:style-name="T3">Protobuf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13.909cm" svg:y1="6.424cm" svg:x2="13.909cm" svg:y2="7.102cm">
          <text:p/>
        </draw:line>
        <draw:custom-shape draw:style-name="gr24" draw:text-style-name="P8" draw:layer="layout" svg:width="0.424cm" svg:height="0.424cm" svg:x="4.013cm" svg:y="5.761cm">
          <text:p text:style-name="P1"><text:span text:style-name="T5">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424cm" svg:height="0.424cm" svg:x="3.843cm" svg:y="11.487cm">
          <text:p text:style-name="P1"><text:span text:style-name="T5">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draw:layer="layout" svg:width="0.424cm" svg:height="0.424cm" svg:x="15.717cm" svg:y="3.5cm">
          <text:p text:style-name="P1"><text:span text:style-name="T5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424cm" svg:height="0.424cm" svg:x="13.924cm" svg:y="8.096cm">
          <text:p text:style-name="P1"><text:span text:style-name="T5">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id="id5" draw:layer="layout" svg:x1="2.533cm" svg:y1="11.402cm" svg:x2="3.381cm" svg:y2="11.402cm">
          <text:p/>
        </draw:line>
        <draw:frame draw:style-name="gr15" draw:text-style-name="P5" draw:layer="layout" svg:width="2.702cm" svg:height="0.7cm" svg:x="11.598cm" svg:y="4.906cm">
          <draw:text-box>
            <text:p text:style-name="P5"><text:span text:style-name="T3">Downstream</text:span></text:p>
          </draw:text-box>
        </draw:frame>
        <draw:custom-shape draw:style-name="gr1" draw:text-style-name="P2" draw:layer="layout" svg:width="1.5cm" svg:height="1.5cm" svg:x="2cm" svg:y="2.4cm">
          <text:p text:style-name="P1"><text:span text:style-name="T1">Peer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6.7cm" svg:y="2.4cm">
          <text:p text:style-name="P1"><text:span text:style-name="T1">Peer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6.3cm" svg:y1="5.8cm" svg:x2="16.3cm" svg:y2="3.5cm">
          <text:p/>
        </draw:line>
        <draw:line draw:style-name="gr26" draw:text-style-name="P1" draw:layer="layout" svg:x1="8.98cm" svg:y1="4.9cm" svg:x2="8.98cm" svg:y2="8cm">
          <text:p/>
        </draw:line>
        <draw:custom-shape draw:style-name="gr4" draw:text-style-name="P9" draw:id="id1" draw:layer="layout" svg:width="4.66cm" svg:height="0.85cm" svg:x="9.228cm" svg:y="5.591cm">
          <text:p text:style-name="P9"><text:span text:style-name="T3">ReliableServic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5" draw:layer="layout" svg:width="7.371cm" svg:height="0.7cm" svg:x="5.6cm" svg:y="12cm">
          <draw:text-box>
            <text:p text:style-name="P3"><text:span text:style-name="T3">SRSR = SingleRequestSingleResponse</text:span></text:p>
          </draw:text-box>
        </draw:frame>
        <draw:line draw:style-name="gr14" draw:text-style-name="P1" draw:layer="layout" svg:x1="14.08cm" svg:y1="4.66cm" svg:x2="14.08cm" svg:y2="7.96cm">
          <text:p/>
        </draw:line>
        <draw:line draw:style-name="gr26" draw:text-style-name="P1" draw:layer="layout" svg:x1="8.88cm" svg:y1="11.32cm" svg:x2="8.88cm" svg:y2="12.08cm">
          <text:p/>
        </draw:line>
        <draw:custom-shape draw:style-name="gr4" draw:text-style-name="P3" draw:layer="layout" svg:width="4.663cm" svg:height="0.424cm" svg:x="9.247cm" svg:y="7.002cm">
          <text:p text:style-name="P3"><text:span text:style-name="T3">Protobuf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.663cm" svg:height="0.424cm" svg:x="3.929cm" svg:y="7.002cm">
          <text:p text:style-name="P3"><text:span text:style-name="T3">Protobuf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3.6cm" svg:y1="8.3cm" svg:x2="4.1cm" svg:y2="8.3cm">
          <text:p/>
        </draw:line>
        <draw:custom-shape draw:style-name="gr2" draw:text-style-name="P1" draw:layer="layout" svg:width="0.629cm" svg:height="12.872cm" draw:transform="rotate (1.57725404502698) translate (3.631cm 15.865cm)">
          <text:p/>
          <draw:enhanced-geometry svg:viewBox="0 0 88 21600" draw:mirror-horizontal="false" draw:mirror-vertical="false" draw:glue-points="44 ?f6 44 0 0 10800 44 21600 88 10800" draw:text-areas="0 ?f6 88 ?f3" draw:type="can" draw:modifiers="527.22425858047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2" draw:layer="layout" svg:width="5.235cm" svg:height="0.823cm" svg:x="6.5cm" svg:y="15.154cm">
          <draw:text-box>
            <text:p><text:span text:style-name="T2">ApplicationChannel</text:span></text:p>
          </draw:text-box>
        </draw:frame>
        <draw:custom-shape draw:style-name="gr4" draw:text-style-name="P3" draw:layer="layout" svg:width="4.66cm" svg:height="0.85cm" svg:x="3.928cm" svg:y="17.991cm">
          <text:p text:style-name="P6"><text:span text:style-name="T3">ReliableServic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0.598cm" svg:height="3.137cm" svg:x="3.635cm" svg:y="17.2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6.5cm" svg:height="0.776cm" svg:x="6cm" svg:y="16.497cm">
          <draw:text-box>
            <text:p text:style-name="P4"><text:span text:style-name="T4">ApplicationChannelPipeline</text:span></text:p>
          </draw:text-box>
        </draw:frame>
        <draw:line draw:style-name="gr14" draw:text-style-name="P1" draw:layer="layout" svg:x1="3.8cm" svg:y1="20.69cm" svg:x2="3.8cm" svg:y2="17.35cm">
          <text:p/>
        </draw:line>
        <draw:frame draw:style-name="gr15" draw:text-style-name="P5" draw:layer="layout" svg:width="2.465cm" svg:height="0.7cm" svg:x="3.735cm" svg:y="17.304cm">
          <draw:text-box>
            <text:p text:style-name="P5"><text:span text:style-name="T3">Upstream</text:span></text:p>
          </draw:text-box>
        </draw:frame>
        <draw:line draw:style-name="gr16" draw:text-style-name="P1" draw:layer="layout" svg:x1="14.233cm" svg:y1="16.172cm" svg:x2="14.233cm" svg:y2="17.02cm">
          <text:p/>
        </draw:line>
        <draw:line draw:style-name="gr10" draw:text-style-name="P1" draw:layer="layout" svg:x1="3.635cm" svg:y1="16.172cm" svg:x2="3.635cm" svg:y2="17.02cm">
          <text:p/>
        </draw:line>
        <draw:custom-shape draw:style-name="gr22" draw:text-style-name="P3" draw:id="id8" draw:layer="layout" svg:width="2.596cm" svg:height="0.423cm" svg:x="15.004cm" svg:y="18.207cm">
          <text:p text:style-name="P3"><text:span text:style-name="T3">ChannelS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3.928cm" svg:y1="18.824cm" svg:x2="3.928cm" svg:y2="19.502cm">
          <text:p/>
        </draw:line>
        <draw:custom-shape draw:style-name="gr4" draw:text-style-name="P3" draw:layer="layout" svg:width="4.663cm" svg:height="0.424cm" svg:x="3.928cm" svg:y="19.902cm">
          <text:p text:style-name="P3"><text:span text:style-name="T3">Protobuf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.663cm" svg:height="0.424cm" svg:x="9.246cm" svg:y="19.902cm">
          <text:p text:style-name="P3"><text:span text:style-name="T3">Protobuf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1" draw:layer="layout" svg:x1="13.909cm" svg:y1="18.824cm" svg:x2="13.909cm" svg:y2="19.502cm">
          <text:p/>
        </draw:line>
        <draw:frame draw:style-name="gr15" draw:text-style-name="P5" draw:layer="layout" svg:width="2.702cm" svg:height="0.7cm" svg:x="11.598cm" svg:y="17.306cm">
          <draw:text-box>
            <text:p text:style-name="P5"><text:span text:style-name="T3">Downstream</text:span></text:p>
          </draw:text-box>
        </draw:frame>
        <draw:custom-shape draw:style-name="gr1" draw:text-style-name="P2" draw:layer="layout" svg:width="1.5cm" svg:height="1.5cm" svg:x="2cm" svg:y="14.8cm">
          <text:p text:style-name="P1"><text:span text:style-name="T1">Peer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cm" svg:height="1.5cm" svg:x="16.7cm" svg:y="14.8cm">
          <text:p text:style-name="P1"><text:span text:style-name="T1">Peer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16.3cm" svg:y1="18.2cm" svg:x2="16.3cm" svg:y2="15.9cm">
          <text:p/>
        </draw:line>
        <draw:line draw:style-name="gr26" draw:text-style-name="P1" draw:layer="layout" svg:x1="8.98cm" svg:y1="17.3cm" svg:x2="8.98cm" svg:y2="20.4cm">
          <text:p/>
        </draw:line>
        <draw:custom-shape draw:style-name="gr4" draw:text-style-name="P9" draw:layer="layout" svg:width="4.66cm" svg:height="0.85cm" svg:x="9.228cm" svg:y="17.991cm">
          <text:p text:style-name="P9"><text:span text:style-name="T3">ReliableServiceHand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4.08cm" svg:y1="17.06cm" svg:x2="14.08cm" svg:y2="20.36cm">
          <text:p/>
        </draw:line>
        <draw:custom-shape draw:style-name="gr4" draw:text-style-name="P3" draw:layer="layout" svg:width="4.663cm" svg:height="0.424cm" svg:x="9.247cm" svg:y="19.402cm">
          <text:p text:style-name="P3"><text:span text:style-name="T3">ProtobufDe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.663cm" svg:height="0.424cm" svg:x="3.929cm" svg:y="19.402cm">
          <text:p text:style-name="P3"><text:span text:style-name="T3">ProtobufEnco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3.6cm" svg:y1="20.7cm" svg:x2="4.1cm" svg:y2="20.7cm">
          <text:p/>
        </draw:line>
        <draw:connector draw:style-name="gr7" draw:text-style-name="P1" draw:layer="layout" svg:x1="14.026cm" svg:y1="21.855cm" svg:x2="16.302cm" svg:y2="18.63cm" draw:start-shape="id3" draw:start-glue-point="8" draw:end-shape="id8" draw:end-glue-point="2" svg:d="m14026 21855h2276v-3225">
          <text:p/>
        </draw:connector>
      </draw:page>
      <draw:page draw:name="page3" draw:style-name="dp1" draw:master-page-name="Default">
        <draw:custom-shape draw:style-name="gr17" draw:text-style-name="P1" draw:id="id9" draw:layer="layout" svg:width="0.621cm" svg:height="10.466cm" draw:transform="rotate (1.57725404502698) translate (5.294cm 9.345cm)">
          <text:p/>
          <draw:enhanced-geometry svg:viewBox="0 0 88 21600" draw:glue-points="44 ?f6 44 0 0 10800 44 21600 88 10800" draw:text-areas="0 ?f6 88 ?f3" draw:type="can" draw:modifiers="527.22425858047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8" draw:text-style-name="P4" draw:layer="layout" svg:width="5.177cm" svg:height="0.776cm" svg:x="8.658cm" svg:y="8.657cm">
          <draw:text-box>
            <text:p><text:span text:style-name="T4">MEPRpcChannel</text:span></text:p>
          </draw:text-box>
        </draw:frame>
        <draw:custom-shape draw:style-name="gr4" draw:text-style-name="P3" draw:id="id16" draw:layer="layout" svg:width="3.849cm" svg:height="0.837cm" svg:x="6.224cm" svg:y="4.71cm">
          <text:p text:style-name="P1"><text:span text:style-name="T3">RpcServiceHandler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427cm" svg:y1="3.873cm" svg:x2="15.427cm" svg:y2="6.801cm">
          <text:p/>
        </draw:line>
        <draw:line draw:style-name="gr29" draw:text-style-name="P1" draw:id="id11" draw:layer="layout" svg:x1="14.925cm" svg:y1="4.877cm" svg:x2="16.598cm" svg:y2="4.877cm">
          <text:p/>
        </draw:line>
        <draw:frame draw:style-name="gr30" draw:text-style-name="P3" draw:layer="layout" svg:width="5cm" svg:height="0.7cm" svg:x="10.1cm" svg:y="11.318cm">
          <draw:text-box>
            <text:p text:style-name="P10"><text:span text:style-name="T3">Remote-Procedure-Call</text:span></text:p>
          </draw:text-box>
        </draw:frame>
        <draw:connector draw:style-name="gr7" draw:text-style-name="P1" draw:layer="layout" svg:x1="15.76cm" svg:y1="9cm" svg:x2="14.841cm" svg:y2="5.128cm" draw:start-shape="id9" draw:start-glue-point="8" draw:end-shape="id10" draw:end-glue-point="1" svg:d="m15760 9000h500v-3872h-1419">
          <text:p/>
        </draw:connector>
        <draw:custom-shape draw:style-name="gr2" draw:text-style-name="P1" draw:id="id12" draw:layer="layout" svg:width="0.62cm" svg:height="10.465cm" draw:transform="rotate (1.57725404502698) translate (5.216cm 3.303cm)">
          <text:p/>
          <draw:enhanced-geometry svg:viewBox="0 0 88 21600" draw:glue-points="44 ?f6 44 0 0 10800 44 21600 88 10800" draw:text-areas="0 ?f6 88 ?f3" draw:type="can" draw:modifiers="527.224258580473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3" draw:text-style-name="P4" draw:layer="layout" svg:width="4.602cm" svg:height="0.776cm" svg:x="8.315cm" svg:y="2.602cm">
          <draw:text-box>
            <text:p text:style-name="P4"><text:span text:style-name="T4">ApplicationChannel</text:span></text:p>
          </draw:text-box>
        </draw:frame>
        <draw:connector draw:style-name="gr7" draw:text-style-name="P1" draw:layer="layout" svg:x1="16.598cm" svg:y1="4.877cm" svg:x2="15.681cm" svg:y2="2.959cm" draw:start-shape="id11" draw:start-glue-point="1" draw:end-shape="id12" draw:end-glue-point="8" svg:d="m16598 4877v-1918h-917">
          <text:p/>
        </draw:connector>
        <draw:custom-shape draw:style-name="gr24" draw:text-style-name="P8" draw:layer="layout" svg:width="0.419cm" svg:height="0.418cm" svg:x="12.798cm" svg:y="10.604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418cm" svg:height="0.418cm" svg:x="16.345cm" svg:y="7.652cm">
          <text:p text:style-name="P1"><text:span text:style-name="T5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418cm" svg:height="0.418cm" svg:x="16.082cm" svg:y="2.49cm">
          <text:p text:style-name="P1"><text:span text:style-name="T5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8" draw:layer="layout" svg:width="0.419cm" svg:height="0.419cm" svg:x="15.21cm" svg:y="3.373cm">
          <text:p text:style-name="P1"><text:span text:style-name="T5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924cm" svg:y1="4.073cm" svg:x2="7.924cm" svg:y2="4.513cm">
          <text:p/>
        </draw:line>
        <draw:custom-shape draw:style-name="gr24" draw:text-style-name="P8" draw:layer="layout" svg:width="0.418cm" svg:height="0.418cm" svg:x="5.653cm" svg:y="4.492cm">
          <text:p text:style-name="P1"><text:span text:style-name="T5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1" draw:layer="layout" svg:x1="12.213cm" svg:y1="10.52cm" svg:x2="12.213cm" svg:y2="11.357cm">
          <text:p/>
        </draw:line>
        <draw:line draw:style-name="gr14" draw:text-style-name="P1" draw:layer="layout" svg:x1="12.631cm" svg:y1="11.357cm" svg:x2="12.631cm" svg:y2="10.52cm">
          <text:p/>
        </draw:line>
        <draw:custom-shape draw:style-name="gr24" draw:text-style-name="P8" draw:layer="layout" svg:width="0.418cm" svg:height="0.418cm" svg:x="11.627cm" svg:y="10.604cm">
          <text:p text:style-name="P1"><text:span text:style-name="T5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id="id10" draw:layer="layout" svg:width="3.848cm" svg:height="0.837cm" svg:x="10.993cm" svg:y="4.71cm">
          <text:p text:style-name="P1"><text:span text:style-name="T3">RpcServiceHandler</text:span></text:p>
          <draw:enhanced-geometry svg:viewBox="0 0 21600 21600" draw:type="rectangle" draw:enhanced-path="M 0 0 L 21600 0 21600 21600 0 21600 0 0 Z N"/>
        </draw:custom-shape>
        <draw:line draw:style-name="gr26" draw:text-style-name="P1" draw:layer="layout" svg:x1="10.558cm" svg:y1="4.172cm" svg:x2="10.558cm" svg:y2="6.682cm">
          <text:p/>
        </draw:line>
        <draw:custom-shape draw:style-name="gr1" draw:text-style-name="P2" draw:layer="layout" svg:width="1.5cm" svg:height="1.5cm" svg:x="3.2cm" svg:y="2.301cm">
          <text:p text:style-name="P1"><text:span text:style-name="T1">Peer 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7" draw:layer="layout" svg:width="2.029cm" svg:height="0.738cm" svg:x="3cm" svg:y="3.701cm">
          <draw:text-box>
            <text:p><text:span text:style-name="T1">(Server)</text:span></text:p>
          </draw:text-box>
        </draw:frame>
        <draw:custom-shape draw:style-name="gr1" draw:text-style-name="P2" draw:layer="layout" svg:width="1.5cm" svg:height="1.5cm" svg:x="16.801cm" svg:y="2.301cm">
          <text:p text:style-name="P1"><text:span text:style-name="T1">Peer 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7" draw:layer="layout" svg:width="1.865cm" svg:height="0.738cm" svg:x="16.601cm" svg:y="3.701cm">
          <draw:text-box>
            <text:p><text:span text:style-name="T1">(Client)</text:span></text:p>
          </draw:text-box>
        </draw:frame>
        <draw:custom-shape draw:style-name="gr4" draw:text-style-name="P2" draw:id="id14" draw:layer="layout" svg:width="2.4cm" svg:height="0.5cm" svg:x="2.2cm" svg:y="6.901cm"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3.9cm" svg:y1="6.601cm" svg:x2="3.9cm" svg:y2="4.601cm">
          <text:p/>
        </draw:line>
        <draw:frame draw:style-name="gr27" draw:text-style-name="P5" draw:layer="layout" svg:width="2.442cm" svg:height="0.7cm" draw:transform="rotate (1.5419983941367) translate (3.062cm 6.789cm)">
          <draw:text-box>
            <text:p text:style-name="P5"><text:span text:style-name="T3">registrieren</text:span></text:p>
          </draw:text-box>
        </draw:frame>
        <draw:line draw:style-name="gr14" draw:text-style-name="P1" draw:id="id13" draw:layer="layout" svg:x1="7.6cm" svg:y1="7.001cm" svg:x2="4.6cm" svg:y2="7.001cm">
          <text:p/>
        </draw:line>
        <draw:connector draw:style-name="gr29" draw:text-style-name="P1" draw:layer="layout" draw:type="line" svg:x1="7.6cm" svg:y1="7.001cm" svg:x2="7.602cm" svg:y2="5.762cm" draw:start-shape="id13" draw:start-glue-point="1" svg:d="m7600 7001 2-1239">
          <text:p/>
        </draw:connector>
        <draw:custom-shape draw:style-name="gr24" draw:text-style-name="P8" draw:layer="layout" svg:width="0.418cm" svg:height="0.418cm" svg:x="4.953cm" svg:y="7.092cm">
          <text:p text:style-name="P1"><text:span text:style-name="T5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id="id15" draw:layer="layout" svg:width="1.3cm" svg:height="0.5cm" svg:x="11.7cm" svg:y="9.901cm">
          <text:p text:style-name="P1"><text:span text:style-name="T1">Stub</text:span></text:p>
          <draw:enhanced-geometry svg:viewBox="0 0 21600 21600" draw:type="rectangle" draw:enhanced-path="M 0 0 L 21600 0 21600 21600 0 21600 0 0 Z N"/>
        </draw:custom-shape>
        <draw:connector draw:style-name="gr31" draw:text-style-name="P1" draw:layer="layout" svg:x1="3.4cm" svg:y1="7.401cm" svg:x2="11.7cm" svg:y2="10.151cm" draw:start-shape="id14" draw:start-glue-point="2" draw:end-shape="id15" draw:end-glue-point="3" svg:d="m3400 7401v2750h8300">
          <text:p/>
        </draw:connector>
        <draw:line draw:style-name="gr14" draw:text-style-name="P1" draw:layer="layout" svg:x1="12.21cm" svg:y1="9.361cm" svg:x2="12.21cm" svg:y2="9.861cm">
          <text:p/>
        </draw:line>
        <draw:line draw:style-name="gr14" draw:text-style-name="P1" draw:layer="layout" svg:x1="12.63cm" svg:y1="9.861cm" svg:x2="12.63cm" svg:y2="9.361cm">
          <text:p/>
        </draw:line>
        <draw:custom-shape draw:style-name="gr5" draw:text-style-name="P1" draw:layer="layout" svg:width="10.598cm" svg:height="2.812cm" svg:x="5.235cm" svg:y="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svg:x1="5.713cm" svg:y1="6.696cm" svg:x2="6.224cm" svg:y2="5.128cm" draw:end-shape="id16" draw:end-glue-point="3" svg:d="m5713 6696h5v-1568h506">
          <text:p/>
        </draw:connector>
        <draw:line draw:style-name="gr10" draw:text-style-name="P1" draw:layer="layout" svg:x1="13.224cm" svg:y1="4.073cm" svg:x2="13.224cm" svg:y2="4.513cm">
          <text:p/>
        </draw:line>
        <draw:line draw:style-name="gr10" draw:text-style-name="P1" draw:layer="layout" svg:x1="7.924cm" svg:y1="5.673cm" svg:x2="7.924cm" svg:y2="6.113cm">
          <text:p/>
        </draw:line>
        <draw:line draw:style-name="gr10" draw:text-style-name="P1" draw:layer="layout" svg:x1="13.224cm" svg:y1="5.673cm" svg:x2="13.224cm" svg:y2="6.113cm">
          <text:p/>
        </draw:line>
        <draw:frame draw:style-name="gr13" draw:text-style-name="P4" draw:layer="layout" svg:width="6.5cm" svg:height="0.776cm" svg:x="7.5cm" svg:y="3.402cm">
          <draw:text-box>
            <text:p text:style-name="P4"><text:span text:style-name="T4">ApplicationChannelPipel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10-21T15:49:25</meta:creation-date>
    <dc:date>2011-11-21T14:58:41</dc:date>
    <meta:editing-duration>PT81H42M45S</meta:editing-duration>
    <meta:editing-cycles>42</meta:editing-cycles>
    <meta:generator>NeoOffice/3.1.1$Unix OpenOffice.org_project/Patch 0</meta:generator>
    <meta:document-statistic meta:object-count="143"/>
  </office:meta>
</office:document-meta>
</file>